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Bold" style:font-family-generic="swiss"/>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fo:color="#4f82be" style:font-name="Calibri1" fo:font-size="26pt" style:font-name-asian="Calibri1" style:font-size-asian="26pt" style:font-name-complex="Calibri1" style:font-size-complex="26pt"/>
    </style:style>
    <style:style style:name="P2" style:family="paragraph" style:parent-style-name="Standard">
      <style:paragraph-properties style:text-autospace="none"/>
      <style:text-properties fo:color="#000000" style:font-name="Calibri" fo:font-size="11pt"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fo:text-align="center" style:justify-single-word="false" style:text-autospace="none"/>
      <style:text-properties fo:color="#000000" style:font-name="Calibri" fo:font-size="11pt"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style:text-autospace="none"/>
      <style:text-properties fo:color="#ffffff" style:font-name="Calibri" fo:font-size="11pt" fo:font-weight="bold" style:font-name-asian="Calibri" style:font-size-asian="11pt" style:font-weight-asian="bold" style:font-name-complex="Calibri" style:font-size-complex="11pt" style:font-weight-complex="bold"/>
    </style:style>
    <style:style style:name="P5" style:family="paragraph" style:parent-style-name="Contents_20_Heading">
      <style:paragraph-properties>
        <style:tab-stops>
          <style:tab-stop style:position="6.5in" style:type="right" style:leader-style="dotted" style:leader-text="."/>
        </style:tab-stops>
      </style:paragraph-properties>
    </style:style>
    <style:style style:name="P6" style:family="paragraph" style:parent-style-name="Text_20_body">
      <style:paragraph-properties fo:margin-left="0.7398in" fo:margin-right="0in" fo:text-indent="0in" style:auto-text-indent="false">
        <style:tab-stops/>
      </style:paragraph-properties>
    </style:style>
    <style:style style:name="P7" style:family="paragraph" style:parent-style-name="Heading_20_1">
      <style:paragraph-properties fo:break-before="page"/>
    </style:style>
    <style:style style:name="P8" style:family="paragraph" style:parent-style-name="Standard" style:master-page-name="MP0">
      <style:paragraph-properties fo:text-align="center" style:justify-single-word="false" style:page-number="auto" fo:break-before="page" style:text-autospace="none"/>
      <style:text-properties fo:color="#4f82be" style:font-name="Calibri1" fo:font-size="26pt" style:font-name-asian="Calibri1" style:font-size-asian="26pt" style:font-name-complex="Calibri1" style:font-size-complex="26pt"/>
    </style:style>
    <style:style style:name="P9" style:family="paragraph" style:parent-style-name="Standard" style:list-style-name="L2"/>
    <style:style style:name="P10" style:family="paragraph" style:parent-style-name="Standard" style:list-style-name="L3"/>
    <style:style style:name="P11" style:family="paragraph" style:parent-style-name="Heading_20_3">
      <style:paragraph-properties fo:margin-left="0in" fo:margin-right="0in" fo:text-indent="0.4925in" style:auto-text-indent="false"/>
    </style:style>
    <style:style style:name="P12" style:family="paragraph" style:parent-style-name="Heading_20_3">
      <style:paragraph-properties fo:margin-left="0.4925in" fo:margin-right="0in" fo:text-indent="0in" style:auto-text-indent="false">
        <style:tab-stops/>
      </style:paragraph-properties>
    </style:style>
    <style:style style:name="P13" style:family="paragraph" style:parent-style-name="Text_20_body" style:list-style-name="L4"/>
    <style:style style:name="P14" style:family="paragraph" style:parent-style-name="Text_20_body" style:list-style-name="L5"/>
    <style:style style:name="T1" style:family="text">
      <style:text-properties fo:color="#ffffff" style:font-name="Calibri" fo:font-size="11pt" style:font-name-asian="Calibri" style:font-size-asian="11pt" style:font-name-complex="Calibri" style:font-size-complex="11pt"/>
    </style:style>
    <style:style style:name="T2" style:family="text">
      <style:text-properties style:font-name="Wingdings" style:font-name-asian="Wingdings" style:font-name-complex="Wingdings"/>
    </style:style>
    <style:style style:name="T3" style:family="text">
      <style:text-properties style:font-name="Arial" fo:font-size="14pt" fo:font-weight="bold" style:font-name-asian="Microsoft YaHei" style:font-size-asian="14pt" style:font-weight-asian="bold" style:font-size-complex="14pt" style:font-weight-complex="bold"/>
    </style:style>
    <style:style style:name="T4" style:family="text">
      <style:text-properties officeooo:rsid="0011f05f"/>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25in" fo:margin-left="0.9898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4898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9898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9898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4898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25in" fo:margin-left="0.9898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4898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9898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9898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4898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1"/>
      <text:p text:style-name="P1"/>
      <text:p text:style-name="P1"/>
      <text:p text:style-name="P1"/>
      <text:p text:style-name="P1"/>
      <text:p text:style-name="P1">Rocket League 2D</text:p>
      <text:p text:style-name="P2"/>
      <text:p text:style-name="P3">By: Mike Mekk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ormal"><text:soft-page-break/></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able of Contents</text:p>
          <text:p text:style-name="Contents_20_1"><text:a xlink:type="simple" xlink:href="#__RefHeading__747_1204297543" office:target-frame-name="_top" xlink:show="replace" text:style-name="Internet_20_link" text:visited-style-name="Visited_20_Internet_20_Link">Revision Notes<text:tab/>3</text:a></text:p>
          <text:p text:style-name="Contents_20_1"><text:a xlink:type="simple" xlink:href="#__RefHeading__6718_308913615" office:target-frame-name="_top" xlink:show="replace" text:style-name="Internet_20_link" text:visited-style-name="Visited_20_Internet_20_Link">TODOTODODO<text:tab/>3</text:a></text:p>
          <text:p text:style-name="Contents_20_1"><text:a xlink:type="simple" xlink:href="#__RefHeading__6759_308913615" office:target-frame-name="_top" xlink:show="replace" text:style-name="Internet_20_link" text:visited-style-name="Visited_20_Internet_20_Link">OVERVIEWOVERVIEWTalk GAMEPLAY<text:tab/>3</text:a></text:p>
          <text:p text:style-name="Contents_20_2"><text:a xlink:type="simple" xlink:href="#__RefHeading__749_1204297543" office:target-frame-name="_top" xlink:show="replace" text:style-name="Internet_20_link" text:visited-style-name="Visited_20_Internet_20_Link">Target Platform / Minimum Hardware:<text:tab/>3</text:a></text:p>
          <text:p text:style-name="Contents_20_2"><text:a xlink:type="simple" xlink:href="#__RefHeading__6722_308913615" office:target-frame-name="_top" xlink:show="replace" text:style-name="Internet_20_link" text:visited-style-name="Visited_20_Internet_20_Link">Visual Style<text:tab/>3</text:a></text:p>
          <text:p text:style-name="Contents_20_2"><text:a xlink:type="simple" xlink:href="#__RefHeading__6761_308913615" office:target-frame-name="_top" xlink:show="replace" text:style-name="Internet_20_link" text:visited-style-name="Visited_20_Internet_20_Link">Audio Style<text:tab/>3</text:a></text:p>
          <text:p text:style-name="Contents_20_1"><text:a xlink:type="simple" xlink:href="#__RefHeading__6724_308913615" office:target-frame-name="_top" xlink:show="replace" text:style-name="Internet_20_link" text:visited-style-name="Visited_20_Internet_20_Link">Starting Out <text:tab/>4</text:a></text:p>
          <text:p text:style-name="Contents_20_2"><text:a xlink:type="simple" xlink:href="#__RefHeading__751_1204297543" office:target-frame-name="_top" xlink:show="replace" text:style-name="Internet_20_link" text:visited-style-name="Visited_20_Internet_20_Link">Game start – Main Menu – Character Selection/Creation<text:tab/>4</text:a></text:p>
          <text:p text:style-name="Contents_20_2"><text:a xlink:type="simple" xlink:href="#__RefHeading__753_1204297543" office:target-frame-name="_top" xlink:show="replace" text:style-name="Internet_20_link" text:visited-style-name="Visited_20_Internet_20_Link">Game Start and Intro <text:tab/>4</text:a></text:p>
          <text:p text:style-name="Contents_20_2"><text:a xlink:type="simple" xlink:href="#__RefHeading__755_1204297543" office:target-frame-name="_top" xlink:show="replace" text:style-name="Internet_20_link" text:visited-style-name="Visited_20_Internet_20_Link">In-Game HUD &amp; Menus<text:tab/>4</text:a></text:p>
          <text:p text:style-name="Contents_20_2"><text:a xlink:type="simple" xlink:href="#__RefHeading__757_1204297543" office:target-frame-name="_top" xlink:show="replace" text:style-name="Internet_20_link" text:visited-style-name="Visited_20_Internet_20_Link">Multiplayer (If Applicable)<text:tab/>4</text:a></text:p>
          <text:p text:style-name="Contents_20_1"><text:a xlink:type="simple" xlink:href="#__RefHeading__6744_308913615" office:target-frame-name="_top" xlink:show="replace" text:style-name="Internet_20_link" text:visited-style-name="Visited_20_Internet_20_Link">Gamplay<text:tab/>6</text:a></text:p>
          <text:p text:style-name="Contents_20_2"><text:a xlink:type="simple" xlink:href="#__RefHeading__6746_308913615" office:target-frame-name="_top" xlink:show="replace" text:style-name="Internet_20_link" text:visited-style-name="Visited_20_Internet_20_Link">Mechanics<text:tab/>6</text:a></text:p>
          <text:p text:style-name="Contents_20_2"><text:a xlink:type="simple" xlink:href="#__RefHeading__6765_308913615" office:target-frame-name="_top" xlink:show="replace" text:style-name="Internet_20_link" text:visited-style-name="Visited_20_Internet_20_Link">Controls<text:tab/>6</text:a></text:p>
          <text:p text:style-name="Contents_20_2"><text:a xlink:type="simple" xlink:href="#__RefHeading__6767_308913615" office:target-frame-name="_top" xlink:show="replace" text:style-name="Internet_20_link" text:visited-style-name="Visited_20_Internet_20_Link">Modes<text:tab/>6</text:a></text:p>
          <text:p text:style-name="Contents_20_2"><text:a xlink:type="simple" xlink:href="#__RefHeading__6748_308913615" office:target-frame-name="_top" xlink:show="replace" text:style-name="Internet_20_link" text:visited-style-name="Visited_20_Internet_20_Link">WINNING THE MATCH<text:tab/>7</text:a></text:p>
        </text:index-body>
      </text:table-of-content>
      <text:h text:style-name="Heading_20_1" text:outline-level="1"/>
      <text:p text:style-name="Standard"/>
      <text:p text:style-name="Normal"><text:bookmark-start text:name="__RefHeading__6759_308913615"/></text:p>
      <text:h text:style-name="P7" text:outline-level="1">OVERVIEW<text:bookmark-end text:name="__RefHeading__6759_308913615"/></text:h>
      <text:p text:style-name="Standard">In this game two players compete to get the ball into their opponent’s goal. The player controls a car by tapping on the screen to place a dot where they want to car to go. They may place up to 5 dots to create a path for the car to follow. The goal is to create a path such that the player’s car collides with the ball and sends the ball into the opponent’s goal. Cars are restricted to their own sides of the field. Maps will look like soccer fields with green grass base and paint for lines on the field. The players’ scores and the time left in the game will be shown as paint on the field, the players and the ball will drive over them. This game will play similarly to air hockey and Rocket League.</text:p>
      <text:p text:style-name="Standard"/>
      <text:h text:style-name="Heading_20_2" text:outline-level="2"><text:bookmark-start text:name="__RefHeading__749_1204297543"/>Target Platform<text:bookmark-end text:name="__RefHeading__749_1204297543"/></text:h>
      <text:p text:style-name="Text_20_body">This game will be made for Android and desktop platforms. </text:p>
      <text:h text:style-name="Heading_20_2" text:outline-level="2"><text:bookmark-start text:name="__RefHeading__6722_308913615"/>Visual Style<text:bookmark-end text:name="__RefHeading__6722_308913615"/></text:h>
      <text:p text:style-name="Text_20_body">This game will look similar to Rocket League and air hockey. Maps will look like soccer fields with a green grass base and paint for the field lines, player scores, and game time. Cars will be shown from a top down view.</text:p>
      <text:h text:style-name="Heading_20_2" text:outline-level="2"><text:bookmark-start text:name="__RefHeading__6761_308913615"/>Audio Style<text:bookmark-end text:name="__RefHeading__6761_308913615"/></text:h>
      <text:list xml:id="list4867791993582653669" text:style-name="L2">
        <text:list-item>
          <text:p text:style-name="P9">Sound effects for the car running into the ball, goal being scored, and placing a dot.</text:p>
        </text:list-item>
        <text:list-item>
          <text:p text:style-name="P9">Background music?</text:p>
        </text:list-item>
        <text:list-item>
          <text:p text:style-name="P9">Menu music: Rocket League music</text:p>
        </text:list-item>
      </text:list>
      <text:h text:style-name="Heading_20_1" text:outline-level="1"><text:bookmark-start text:name="__RefHeading__6724_308913615"/>Starting Out<text:bookmark-end text:name="__RefHeading__6724_308913615"/></text:h>
      <text:h text:style-name="Heading_20_2" text:outline-level="2"><text:bookmark-start text:name="__RefHeading__751_1204297543"/>Game start – Main Menu – Character Selection/Creation<text:bookmark-end text:name="__RefHeading__751_1204297543"/></text:h>
      <text:list xml:id="list6897298693626006418" text:style-name="L3">
        <text:list-item>
          <text:p text:style-name="P10">The Main Menu will consist mainly of a showroom to show which car the player will use.</text:p>
        </text:list-item>
        <text:list-item>
          <text:p text:style-name="P10">Left and right arrows will be placed on the left middle and right middle of the screen to cycle through the available cars.</text:p>
        </text:list-item>
        <text:list-item>
          <text:p text:style-name="P10">Below the show room at the bottom of the screen will be the play button prominently in the center and a little bigger.</text:p>
        </text:list-item>
        <text:list-item>
          <text:p text:style-name="P10">The play button will have the settings button on the right and a difficulty button on the left. These buttons will be slightly smaller than the play button.</text:p>
        </text:list-item>
        <text:list-item>
          <text:p text:style-name="P10">Settings and difficulty buttons open small windows on top of the Main Menu.</text:p>
        </text:list-item>
        <text:list-item>
          <text:p text:style-name="P10">When the play button is pressed the player is placed into a game with the selected difficulty AI.<text:tab/></text:p>
        </text:list-item>
      </text:list>
      <text:h text:style-name="Heading_20_2" text:outline-level="2"><text:bookmark-start text:name="__RefHeading__753_1204297543"/>Game Start and Intro<text:bookmark-end text:name="__RefHeading__753_1204297543"/></text:h>
      <text:list xml:id="list233715180277" text:continue-numbering="true" text:style-name="L3">
        <text:list-item>
          <text:p text:style-name="P10">When the game starts both players are placed in one of 3 spots on their side of the map.</text:p>
          <text:list>
            <text:list-item>
              <text:p text:style-name="P10">Center, Left, Right</text:p>
            </text:list-item>
          </text:list>
        </text:list-item>
        <text:list-item>
          <text:p text:style-name="P10">The ball spawns in the center of the field.</text:p>
        </text:list-item>
        <text:list-item>
          <text:p text:style-name="P10">The game displays a countdown: “3”, “2”, “1”, “GO”</text:p>
        </text:list-item>
      </text:list>
      <text:h text:style-name="Heading_20_2" text:outline-level="2"><text:bookmark-start text:name="__RefHeading__755_1204297543"/><text:soft-page-break/>In-Game HUD &amp; Menus<text:bookmark-end text:name="__RefHeading__755_1204297543"/></text:h>
      <text:list xml:id="list233716195581" text:continue-numbering="true" text:style-name="L3">
        <text:list-item>
          <text:p text:style-name="P10">The HUD will be displayed as paint on the field. The players and ball will appear over the paint to make it look like it’s part of the field. <text:s/></text:p>
        </text:list-item>
      </text:list>
      <text:h text:style-name="Heading_20_2" text:outline-level="2"><text:bookmark-start text:name="__RefHeading__757_1204297543"/>Multiplayer<text:bookmark-end text:name="__RefHeading__757_1204297543"/></text:h>
      <text:list xml:id="list233716182732" text:continue-numbering="true" text:style-name="L3">
        <text:list-item>
          <text:p text:style-name="P10">Multiplayer possible but not planned.</text:p>
        </text:list-item>
      </text:list>
      <text:h text:style-name="Heading_20_1" text:outline-level="1"><text:bookmark-start text:name="__RefHeading__6744_308913615"/>Gameplay<text:bookmark-end text:name="__RefHeading__6744_308913615"/></text:h>
      <text:p text:style-name="Text_20_body">There are <text:span text:style-name="T4">3</text:span> states in this game: MAINMENU, COUNTDOWN, PLAY.</text:p>
      <text:p text:style-name="Text_20_body">The game starts in the MAINMENU state. When the play button is pressed the game changes to the COUNTDOWN state. The game then transitions into the PLAY state when the countdown is finished. When a goal is scored the game returns to the COUNTDOWN state. If the game runs out of time in the PLAY state, then the game returns to the MAINMENU state.</text:p>
      <text:h text:style-name="Heading_20_2" text:outline-level="2"><text:bookmark-start text:name="__RefHeading__6746_308913615"/>States:</text:h>
      <text:h text:style-name="P11" text:outline-level="3">COUNTDOWN</text:h>
      <text:list xml:id="list1571376890501041511" text:style-name="L4">
        <text:list-item>
          <text:p text:style-name="P13">The players and the ball spawn at their starting points.</text:p>
          <text:list>
            <text:list-item>
              <text:p text:style-name="P13">The ball spawns in the middle of the field.</text:p>
            </text:list-item>
            <text:list-item>
              <text:p text:style-name="P13">Players spawn in one of 3 places in a cycle.</text:p>
              <text:list>
                <text:list-item>
                  <text:p text:style-name="P13">At the beginning of the game a starting point is chosen for the cycle and then the spawns cycle in the order: Center<text:span text:style-name="Default_20_Paragraph_20_Font"><text:span text:style-name="T2"></text:span></text:span>Right<text:span text:style-name="Default_20_Paragraph_20_Font"><text:span text:style-name="T2"></text:span></text:span>Left<text:span text:style-name="Default_20_Paragraph_20_Font"><text:span text:style-name="T2"></text:span></text:span>Center</text:p>
                </text:list-item>
              </text:list>
            </text:list-item>
          </text:list>
        </text:list-item>
        <text:list-item>
          <text:p text:style-name="P13">The game displays a 3 second countdown: “3”, “2”, “1”, “GO”.</text:p>
        </text:list-item>
        <text:list-item>
          <text:p text:style-name="P13">When the countdown is finished the game transitions to the PLAY state.</text:p>
        </text:list-item>
      </text:list>
      <text:p text:style-name="P6"/>
      <text:h text:style-name="P12" text:outline-level="3">PLAY</text:h>
      <text:list xml:id="list7528370447670025884" text:style-name="L5">
        <text:list-item>
          <text:p text:style-name="P14">Players move their cars to hit the ball into the goal.</text:p>
        </text:list-item>
        <text:list-item>
          <text:p text:style-name="P14">Players move their cars by clicking or tapping the field to place a dot.</text:p>
        </text:list-item>
        <text:list-item>
          <text:p text:style-name="P14">Players may place up to 5 dots in order to create a path for their car to follow.</text:p>
        </text:list-item>
        <text:list-item>
          <text:p text:style-name="P14">Once the player’s car passes over a dot then they may place another dot to continue their path.</text:p>
        </text:list-item>
        <text:list-item>
          <text:p text:style-name="P14">If the ball goes into either players’ goal the score is incremented and the game passes to the COUNTDOWN state.</text:p>
        </text:list-item>
      </text:list>
      <text:h text:style-name="Heading_20_2" text:outline-level="2">Mechanics<text:bookmark-end text:name="__RefHeading__6746_308913615"/></text:h>
      <text:p text:style-name="Text_20_body">Cars follow the path created by the dots placed by the player. If the car collides with the ball, then the ball rebounds away from the car. If the ball enters either goal a point goes to the team that scored it.</text:p>
      <text:h text:style-name="Heading_20_2" text:outline-level="2"><text:bookmark-start text:name="__RefHeading__6765_308913615"/><text:soft-page-break/>Controls<text:bookmark-end text:name="__RefHeading__6765_308913615"/></text:h>
      <text:p text:style-name="Text_20_body">Players will control their car by tapping or clicking on the screen to place a dot.</text:p>
      <text:h text:style-name="Heading_20_2" text:outline-level="2"><text:bookmark-start text:name="__RefHeading__6767_308913615"/>Modes<text:bookmark-end text:name="__RefHeading__6767_308913615"/></text:h>
      <text:p text:style-name="Text_20_body">There will be different difficulty modes for the computer player. These will be changed at the main menu.</text:p>
      <text:h text:style-name="Heading_20_2" text:outline-level="2"><text:bookmark-start text:name="__RefHeading__6748_308913615"/>WINNING THE MATCH<text:bookmark-end text:name="__RefHeading__6748_308913615"/></text:h>
      <text:p text:style-name="Text_20_body">The game is over when the time limit, 2 minutes per game, is reached.<text:span text:style-name="Default_20_Paragraph_20_Font"><text:span text:style-name="T3"> </text:span></text:span>The player with the highest score at the end of the time limit w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Bold" style:font-family-generic="swiss"/>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fo:font-size="9pt" style:font-size-asian="9pt"/>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fo:font-size="9pt" style:font-size-asian="9pt"/>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fo:font-size="9pt" style:font-size-asian="9pt"/>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initial-creator>Kenneth Pembleton</meta:initial-creator>
    <meta:creation-date>2017-01-16T19:58:00Z</meta:creation-date>
    <dc:date>2017-01-26T00:02:33.386000000</dc:date>
    <meta:editing-cycles>3</meta:editing-cycles>
    <meta:editing-duration>PT1M25S</meta:editing-duration>
    <meta:document-statistic meta:table-count="0" meta:image-count="0" meta:object-count="0" meta:page-count="5" meta:paragraph-count="71" meta:word-count="876" meta:character-count="4537" meta:non-whitespace-character-count="3754"/>
    <meta:template xlink:type="simple" xlink:actuate="onRequest" xlink:title="" xlink:href="Normal"/>
  </office:meta>
</office:document-meta>
</file>